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5dc830" officeooo:paragraph-rsid="0029a80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5dc830" officeooo:paragraph-rsid="005dc830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rsid="001c96da" officeooo:paragraph-rsid="001c96da"/>
    </style:style>
    <style:style style:name="P14" style:family="paragraph" style:parent-style-name="Standard" style:list-style-name="L1">
      <style:text-properties officeooo:rsid="001df9ed" officeooo:paragraph-rsid="001df9ed"/>
    </style:style>
    <style:style style:name="P15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6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fo:font-style="normal" fo:font-weight="normal" officeooo:rsid="00670e23" officeooo:paragraph-rsid="00670e23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dbb23" style:font-style-asian="normal" style:font-style-complex="normal"/>
    </style:style>
    <style:style style:name="T7" style:family="text">
      <style:text-properties fo:font-style="normal" officeooo:rsid="005936df" style:font-style-asian="normal" style:font-style-complex="normal"/>
    </style:style>
    <style:style style:name="T8" style:family="text">
      <style:text-properties officeooo:rsid="003a4977"/>
    </style:style>
    <style:style style:name="T9" style:family="text">
      <style:text-properties officeooo:rsid="003dca57"/>
    </style:style>
    <style:style style:name="T10" style:family="text">
      <style:text-properties officeooo:rsid="004b757d"/>
    </style:style>
    <style:style style:name="T11" style:family="text">
      <style:text-properties officeooo:rsid="0050c76c"/>
    </style:style>
    <style:style style:name="T12" style:family="text">
      <style:text-properties officeooo:rsid="0051c8cd"/>
    </style:style>
    <style:style style:name="T13" style:family="text">
      <style:text-properties officeooo:rsid="00541cfa"/>
    </style:style>
    <style:style style:name="T14" style:family="text">
      <style:text-properties officeooo:rsid="0057eb3e"/>
    </style:style>
    <style:style style:name="T15" style:family="text">
      <style:text-properties officeooo:rsid="005dc830"/>
    </style:style>
    <style:style style:name="T16" style:family="text">
      <style:text-properties officeooo:rsid="005fbd73"/>
    </style:style>
    <style:style style:name="T17" style:family="text">
      <style:text-properties officeooo:rsid="00616ba3"/>
    </style:style>
    <style:style style:name="T18" style:family="text">
      <style:text-properties officeooo:rsid="006254dc"/>
    </style:style>
    <style:style style:name="T19" style:family="text">
      <style:text-properties officeooo:rsid="0062cfe1"/>
    </style:style>
    <style:style style:name="T20" style:family="text">
      <style:text-properties officeooo:rsid="0063404a"/>
    </style:style>
    <style:style style:name="T21" style:family="text">
      <style:text-properties officeooo:rsid="00643dc7"/>
    </style:style>
    <style:style style:name="T22" style:family="text">
      <style:text-properties officeooo:rsid="00657b9b"/>
    </style:style>
    <style:style style:name="T23" style:family="text">
      <style:text-properties officeooo:rsid="001ca7be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9">Perform the following steps to install or update Qt. </text:span><text:span text:style-name="T10">Your version of the installer may vary.</text:span></text:p>
      <text:p text:style-name="P1"/>
      <text:list text:style-name="L1">
        <text:list-item>
          <text:p text:style-name="P13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3">Double-click on the installer application <text:span text:style-name="T20">icon.</text:span></text:p>
        </text:list-item>
        <text:list-item>
          <text:p text:style-name="P13">Qt requires an account. An account may be created via the installer.</text:p>
        </text:list-item>
        <text:list-item>
          <text:p text:style-name="P13">After an account has been <text:span text:style-name="T8">created</text:span>, select the required components.</text:p>
        </text:list-item>
        <text:list-item>
          <text:p text:style-name="P14"><text:span text:style-name="T2">Qt </text:span><text:span text:style-name="T7">LTS</text:span><text:span text:style-name="T2"> is </text:span><text:span text:style-name="T6">the desired version</text:span><text:span text:style-name="T2">. </text:span><text:span text:style-name="T4">Select the following components:</text:span></text:p>
          <text:list>
            <text:list-item>
              <text:p text:style-name="P15">MinGW</text:p>
            </text:list-item>
          </text:list>
        </text:list-item>
        <text:list-item>
          <text:p text:style-name="P14"><text:span text:style-name="T2">After the desired components are selected, proceed with the installation </text:span><text:span text:style-name="T5">of Qt.</text:span></text:p>
        </text:list-item>
        <text:list-item>
          <text:p text:style-name="P27"><text:span text:style-name="T5">D</text:span><text:span text:style-name="T2">one!</text:span></text:p>
        </text:list-item>
      </text:list>
      <text:p text:style-name="P5"/>
      <text:p text:style-name="P6">Building <text:span text:style-name="T11">BiblioteQ</text:span></text:p>
      <text:p text:style-name="P11"/>
      <text:p text:style-name="P12">Building BiblioteQ is performed through a <text:span text:style-name="T18">Qt </text:span>DOS terminal.</text:p>
      <text:p text:style-name="P9"/>
      <text:list text:style-name="L2">
        <text:list-item>
          <text:p text:style-name="P16">Place the source directory of the <text:span text:style-name="T11">BiblioteQ</text:span> application onto the Windows desktop. <text:span text:style-name="T22">The source of BiblioteQ is available at</text:span><text:span text:style-name="T21"> </text:span><text:a xlink:type="simple" xlink:href="https://github.com/textbrowser/biblioteq/archive/refs/heads/master.zip" text:style-name="Internet_20_link" text:visited-style-name="Visited_20_Internet_20_Link"><text:span text:style-name="T21">https://github.com/textbrowser/biblioteq/archive/refs/heads/master.zip</text:span></text:a><text:span text:style-name="T21">.</text:span></text:p>
        </text:list-item>
        <text:list-item>
          <text:p text:style-name="P26">Unzip the source ZIP file.</text:p>
        </text:list-item>
        <text:list-item>
          <text:p text:style-name="P16">Open a Qt DOS terminal.</text:p>
        </text:list-item>
        <text:list-item>
          <text:p text:style-name="P16">In the DOS terminal, proceed <text:span text:style-name="T11">to the main BiblioteQ </text:span>directory.</text:p>
        </text:list-item>
        <text:list-item>
          <text:p text:style-name="P17">Issue a qmake -o Makefile biblioteq.win<text:span text:style-name="T16">dows</text:span>.pro.</text:p>
        </text:list-item>
        <text:list-item>
          <text:p text:style-name="P18">At the prompt, issue mingw32-make.</text:p>
        </text:list-item>
        <text:list-item>
          <text:p text:style-name="P18">Wait until the application <text:span text:style-name="T11">is </text:span>generated.</text:p>
        </text:list-item>
        <text:list-item>
          <text:p text:style-name="P19">Issue a mingw32-make install.</text:p>
        </text:list-item>
        <text:list-item>
          <text:p text:style-name="P19">Wait until the various files are copied into the release folder.</text:p>
        </text:list-item>
        <text:list-item>
          <text:p text:style-name="P20">Issue a mingw32-make clean.</text:p>
        </text:list-item>
        <text:list-item>
          <text:p text:style-name="P21">Summary:</text:p>
          <text:p text:style-name="P21">&gt; <text:span text:style-name="T15">cd C:\home\account\biblioteq</text:span></text:p>
          <text:p text:style-name="P21">&gt; qmake -o Makefile biblioteq.win<text:span text:style-name="T17">dows</text:span>.pro</text:p>
          <text:p text:style-name="P21">&gt; mingw32-make</text:p>
          <text:p text:style-name="P21">&gt; mingw32-make install</text:p>
        </text:list-item>
      </text:list>
      <text:p text:style-name="P10"/>
      <text:p text:style-name="P4">Preparing <text:span text:style-name="T12">BiblioteQ </text:span>Release</text:p>
      <text:p text:style-name="P7"/>
      <text:list text:style-name="L3">
        <text:list-item>
          <text:p text:style-name="P22">Open a Windows folder and proceed to the location of <text:span text:style-name="T12">BiblioteQ</text:span>.exe.</text:p>
        </text:list-item>
        <text:list-item>
          <text:p text:style-name="P23">Double-click on the <text:span text:style-name="T12">BiblioteQ</text:span>.exe file. If it launches, you're safe!</text:p>
        </text:list-item>
        <text:list-item>
          <text:p text:style-name="P24">Remove <text:span text:style-name="T13">all </text:span><text:span text:style-name="T12">temporary director</text:span><text:span text:style-name="T13">ies from the release folder </text:span><text:span text:style-name="T14">via mingw32-make clean.</text:span></text:p>
        </text:list-item>
        <text:list-item>
          <text:p text:style-name="P24">Copy the release folder onto the <text:span text:style-name="T19">Windows </text:span>desktop.</text:p>
        </text:list-item>
        <text:list-item>
          <text:p text:style-name="P24">Rename the release folder on the desktop to <text:span text:style-name="T12">BiblioteQ</text:span>.</text:p>
        </text:list-item>
        <text:list-item>
          <text:p text:style-name="P25">Right-click on the <text:span text:style-name="T12">BiblioteQ</text:span> folder icon: Send to → Compressed (zipped) folder.</text:p>
        </text:list-item>
        <text:list-item>
          <text:p text:style-name="P25">Distribute the new bundle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5-05-01T08:31:35.944433654</dc:date>
    <meta:editing-duration>PT2H56M10S</meta:editing-duration>
    <meta:editing-cycles>71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274" meta:character-count="1791" meta:non-whitespace-character-count="1578"/>
  </office:meta>
</office:document-meta>
</file>